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10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1YR_B19101I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Less than $10,000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Less than $10,000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$10,000 to $14,999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$10,000 to $14,999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$15,000 to $19,999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$15,000 to $19,999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$20,000 to $24,999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$20,000 to $24,999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$25,000 to $29,999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$25,000 to $29,999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$30,000 to $34,999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$30,000 to $34,999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$35,000 to $39,999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$35,000 to $39,999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$40,000 to $44,999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$40,000 to $44,999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$45,000 to $49,999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$45,000 to $49,999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$50,000 to $59,999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$50,000 to $59,999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$60,000 to $74,999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$60,000 to $74,999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$75,000 to $99,999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$75,000 to $99,999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$100,000 to $124,999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$100,000 to $124,999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$125,000 to $149,999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$125,000 to $149,999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$150,000 to $199,999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$150,000 to $199,999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$200,000 or more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$200,000 or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/6.0.7.3$Linux_X86_64 LibreOffice_project/00m0$Build-3</meta:generator>
  </office:meta>
</office:document-meta>
</file>